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B0000019C99466996.png"/>
  <manifest:file-entry manifest:media-type="image/png" manifest:full-path="Pictures/10000201000002140000017EE533AD42.png"/>
  <manifest:file-entry manifest:media-type="image/png" manifest:full-path="Pictures/10000201000002A8000001DE3DC4331A.png"/>
  <manifest:file-entry manifest:media-type="image/png" manifest:full-path="Pictures/10000201000002520000015A37A856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4" text:anchor-type="paragraph" svg:width="6.1882in" svg:height="3.6043in" draw:z-index="3"><draw:image xlink:href="Pictures/10000201000002520000015A37A856D9.png" xlink:type="simple" xlink:show="embed" xlink:actuate="onLoad"/></draw:frame><draw:frame draw:style-name="fr1" draw:name="graphics3" text:anchor-type="paragraph" svg:width="6.6154in" svg:height="4.2925in" draw:z-index="2"><draw:image xlink:href="Pictures/100002010000027B0000019C99466996.png" xlink:type="simple" xlink:show="embed" xlink:actuate="onLoad"/></draw:frame><draw:frame draw:style-name="fr1" draw:name="graphics2" text:anchor-type="paragraph" svg:width="6.1882in" svg:height="3.6043in" draw:z-index="1"><draw:image xlink:href="Pictures/10000201000002520000015A37A856D9.png" xlink:type="simple" xlink:show="embed" xlink:actuate="onLoad"/></draw:frame><draw:frame draw:style-name="fr1" draw:name="graphics1" text:anchor-type="paragraph" svg:width="6.6154in" svg:height="4.2925in" draw:z-index="0"><draw:image xlink:href="Pictures/100002010000027B0000019C99466996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5" text:anchor-type="paragraph" svg:width="6.6154in" svg:height="4.2925in" draw:z-index="4"><draw:image xlink:href="Pictures/100002010000027B0000019C99466996.png" xlink:type="simple" xlink:show="embed" xlink:actuate="onLoad"/></draw:frame></text:p>
      <text:p text:style-name="Standard"/>
      <text:p text:style-name="Standard"><draw:frame draw:style-name="fr2" draw:name="graphics6" text:anchor-type="paragraph" svg:width="6.6929in" svg:height="4.7047in" draw:z-index="5"><draw:image xlink:href="Pictures/10000201000002A8000001DE3DC4331A.png" xlink:type="simple" xlink:show="embed" xlink:actuate="onLoad"/></draw:frame><text:soft-page-break/></text:p>
      <text:p text:style-name="Standard"/>
      <text:p text:style-name="Standard"><draw:frame draw:style-name="fr1" draw:name="graphics7" text:anchor-type="paragraph" svg:width="5.5425in" svg:height="3.9799in" draw:z-index="6"><draw:image xlink:href="Pictures/10000201000002140000017EE533AD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SG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14T14:44:35.74</meta:creation-date>
    <meta:document-statistic meta:table-count="0" meta:image-count="7" meta:object-count="0" meta:page-count="2" meta:paragraph-count="0" meta:word-count="0" meta:character-count="0"/>
    <dc:date>2021-05-14T14:46:52.75</dc:date>
    <meta:editing-duration>PT2M17S</meta:editing-duration>
    <meta:editing-cycles>1</meta:editing-cycles>
    <meta:generator>OpenOffice/4.1.9$Win32 OpenOffice.org_project/419m1$Build-9805</meta:generator>
  </office:meta>
</office:document-meta>
</file>